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officeooo:rsid="001a0ccb" officeooo:paragraph-rsid="00138e20"/>
    </style:style>
    <style:style style:name="P2" style:family="paragraph" style:parent-style-name="Standard">
      <style:text-properties officeooo:rsid="00138e20" officeooo:paragraph-rsid="00138e20"/>
    </style:style>
    <style:style style:name="T1" style:family="text">
      <style:text-properties officeooo:rsid="00138e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ng Tran</text:p>
      <text:p text:style-name="P1">Problem Description:</text:p>
      <text:p text:style-name="P1"/>
      <text:p text:style-name="P2">Changes:</text:p>
      <text:p text:style-name="P2">+</text:p>
      <text:p text:style-name="P2">+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31T12:23:25.381510979</meta:creation-date>
    <dc:date>2020-01-31T12:23:57.419091380</dc:date>
    <meta:editing-duration>PT32S</meta:editing-duration>
    <meta:editing-cycles>1</meta:editing-cycles>
    <meta:document-statistic meta:table-count="0" meta:image-count="0" meta:object-count="0" meta:page-count="1" meta:paragraph-count="5" meta:word-count="7" meta:character-count="39" meta:non-whitespace-character-count="37"/>
    <meta:generator>LibreOffice/6.3.3.2.0$Linux_X86_64 LibreOffice_project/30$Build-2</meta:generator>
  </office:meta>
</office:document-meta>
</file>